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svg:font-family="Albany"/>
    <style:font-face style:name="OpenSymbol" svg:font-family="OpenSymbol"/>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officeooo:paragraph-rsid="000c4977"/>
    </style:style>
    <style:style style:name="P4" style:family="paragraph" style:parent-style-name="Heading_20_1">
      <style:paragraph-properties fo:text-align="center" style:justify-single-word="false"/>
    </style:style>
    <style:style style:name="T1" style:family="text">
      <style:text-properties officeooo:rsid="000c4977"/>
    </style:style>
    <style:style style:name="T2" style:family="text">
      <style:text-properties officeooo:rsid="000d15f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Wallfurt</text:h>
      <text:p text:style-name="Standard">Bei der Bewirtschaftung werden bereits Gerätschaften des 12. Jahrhunderts und die Dreifelderwirtschaft eingesetzt um die Erträge zu steigern. Viehzucht wird mit Schafen und einigen Rindern betrieben.</text:p>
      <text:p text:style-name="Standard">Die Dreifelderwirtschaft ermöglicht den Bauern eine Sesshaftigkeit. Getreide wird in Sommer- und Wintergetreide unterteilt.</text:p>
      <text:p text:style-name="Standard">Pferde gibt es nur zwei, die zwei reicheren Familien des Dorfes gehören.</text:p>
      <text:p text:style-name="Standard">Im Dorf leben sechs größere Familien (unterteilt nach Tätigkeiten, Jäger, Schultheiß, Müller, Schmied, zwei Hufner) und einige weitere kleinere Familien (Häusler).</text:p>
      <text:p text:style-name="Standard">Insgesamt wohnen im Dorf ca. 80-100 Personen.</text:p>
      <text:p text:style-name="Standard"/>
      <text:h text:style-name="Heading_20_2" text:outline-level="2">Gelände</text:h>
      <text:p text:style-name="Standard">Das Herrenhaus des Grundbesitzers (der Familie Jäger, siehe unten) befindet sich im Dorf und ist nicht wie zu erwarten vom Dorf entfernt.</text:p>
      <text:p text:style-name="Standard">Es existiert keine Kirche oder dergleichen, da mehr oder weniger verschieden abergläubische Einflüsse im Dorf herrschen.Wiese, Weideland, Wald und Fluss sind Allmende und daher nach Absprache für alle Dorfbewohner verfügbar.</text:p>
      <text:p text:style-name="Standard"/>
      <text:h text:style-name="Heading_20_2" text:outline-level="2">Benötigte Berufe</text:h>
      <text:list xml:id="list335481567" text:style-name="L1">
        <text:list-item>
          <text:p text:style-name="P1">Schultheiß</text:p>
        </text:list-item>
        <text:list-item>
          <text:p text:style-name="P1">Jäger</text:p>
        </text:list-item>
        <text:list-item>
          <text:p text:style-name="P1">Weber</text:p>
        </text:list-item>
        <text:list-item>
          <text:p text:style-name="P1">Bauer</text:p>
        </text:list-item>
        <text:list-item>
          <text:p text:style-name="P1">Magd</text:p>
        </text:list-item>
        <text:list-item>
          <text:p text:style-name="P1">Schuster (lohnenswert?)</text:p>
        </text:list-item>
        <text:list-item>
          <text:p text:style-name="P1">Schmied</text:p>
        </text:list-item>
        <text:list-item>
          <text:p text:style-name="P1">Müller</text:p>
        </text:list-item>
        <text:list-item>
          <text:p text:style-name="P1">Zimmerer (Berufsbegriff, lohnenswert? → Knechte?)</text:p>
        </text:list-item>
        <text:list-item>
          <text:p text:style-name="P1">Holzfäller (Verkauf über den Fluss)</text:p>
        </text:list-item>
        <text:list-item>
          <text:p text:style-name="P1">Fischer (lohnenswert?)</text:p>
        </text:list-item>
      </text:list>
      <text:p text:style-name="Standard"/>
      <text:h text:style-name="Heading_20_2" text:outline-level="2">Benötigte Gebäude</text:h>
      <text:list xml:id="list1756424364" text:style-name="L2">
        <text:list-item>
          <text:p text:style-name="P2">Backstube (öffentliches Gebäude am Dorfplatz)</text:p>
        </text:list-item>
        <text:list-item>
          <text:p text:style-name="P2">Schmiede (öffentliches Gebäude am Dorfplatz)</text:p>
        </text:list-item>
        <text:list-item>
          <text:p text:style-name="P2">Brunnen (öffentliches Gebäude am Dorfplatz)</text:p>
        </text:list-item>
      </text:list>
      <text:p text:style-name="Standard"/>
      <text:h text:style-name="Heading_20_2" text:outline-level="2">Hierarchien</text:h>
      <text:p text:style-name="Standard">Es müssen nur Abgaben an König Willmar gezahlt werden. Das Land gehört dem Dorfältesten und er verlangt keine besonderen Abgaben. Dafür wird seiner Familie oftmals gut zugeredet und ihr werden Geschenke gemacht (Familie Jäger).</text:p>
      <text:p text:style-name="Standard"/>
      <text:h text:style-name="Heading_20_2" text:outline-level="2"><text:soft-page-break/>Familien</text:h>
      <text:p text:style-name="Standard">Familie 1: Die Familie der Wilderer/Jäger. Der Dorfälteste ist gleichzeitig der Älteste der Familie. Die Eltern der Tochter und einige Jäger des Dorfes gehören zu dieser Familie. Sie ist recht angesehen und besitzt durch den Ältesten ein recht großes Mitspracherecht, jedoch weniger technische Mittel. Der Sohn ist der Meier des Dorfes (der Verwalter des Hofes des Ältesten, welcher Grundherr ist). Er hat eingeheiratet.</text:p>
      <text:p text:style-name="Standard">Familie 2: Müller</text:p>
      <text:p text:style-name="Standard">Familie 3 Schmied</text:p>
      <text:p text:style-name="Standard">Familie Schultheiß: Die Frau ist Schultheiß und damit eine Art Bürge<text:span text:style-name="T2">r</text:span>meisterin. Sie wurde vom Gemeinderat bestimmt.</text:p>
      <text:p text:style-name="Standard">Hufner (zwei Familien): Die eigentlichen Bauern des Dorfes. Sie bewirtschaften einen bestimmten Teil jedes Feldes und haben Mitspracherecht im Gemeinderat (Vollbauern). Außerdem dürfen sie die Allmende mitbenutzen.</text:p>
      <text:p text:style-name="Standard">Häusler (drei Familien): Weber, Schuster, </text:p>
      <text:p text:style-name="Standard"/>
      <text:h text:style-name="Heading_20_2" text:outline-level="2">Personen</text:h>
      <text:p text:style-name="Standard">Der Hirte gehört zu keiner der Familien</text:p>
      <text:p text:style-name="Standard">Frau (Mutter)</text:p>
      <text:p text:style-name="Standard">Mann (Vater)</text:p>
      <text:p text:style-name="Standard">Sigurd</text:p>
      <text:p text:style-name="P3"><text:span text:style-name="T1">Runhilde</text:span></text:p>
      <text:p text:style-name="Standard">zweiter Gefolgsmann</text:p>
      <text:p text:style-name="Standard">Alter Mann</text:p>
      <text:p text:style-name="Standard">Armin (Onkel der Tochter)</text:p>
      <text:p text:style-name="Standard">Tochter</text:p>
      <text:p text:style-name="Standard">zwei Sö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lbany" svg:font-family="Albany"/>
    <style:font-face style:name="OpenSymbol" svg:font-family="OpenSymbol"/>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mino Dauth</meta:initial-creator>
    <meta:creation-date>2010-09-20T22:08:09</meta:creation-date>
    <meta:generator>OpenOffice.org/3.2$Linux OpenOffice.org_project/320m19$Build-9505</meta:generator>
    <dc:date>2011-02-27T11:25:05</dc:date>
    <dc:creator>Tamino Dauth</dc:creator>
    <meta:editing-duration>PT21H29M14S</meta:editing-duration>
    <meta:editing-cycles>12</meta:editing-cycles>
    <meta:document-statistic meta:table-count="0" meta:image-count="0" meta:object-count="0" meta:page-count="2" meta:paragraph-count="45" meta:word-count="366" meta:character-count="2556"/>
  </office:meta>
</office:document-meta>
</file>